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2.69pt"/>
    </style:style>
    <style:style style:name="co2" style:family="table-column">
      <style:table-column-properties fo:break-before="auto" style:column-width="1480.85pt"/>
    </style:style>
    <style:style style:name="co3" style:family="table-column">
      <style:table-column-properties fo:break-before="auto" style:column-width="212.5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180.54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tware_CMake_old_new_statistics" table:style-name="ta1">
        <table:shapes>
          <draw:frame draw:z-index="0" draw:style-name="gr1" draw:text-style-name="P1" svg:width="453.51pt" svg:height="255.09pt" svg:x="4266.96pt" svg:y="31.72pt">
            <loext:p draw:notify-on-update-of-ranges="Kitware_CMake_old_new_statistics.I2:Kitware_CMake_old_new_statistics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old_log</text:p>
          </table:table-cell>
          <table:table-cell office:value-type="string" calcext:value-type="string">
            <text:p>new_log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</table:table-cell>
          <table:table-cell office:value-type="string" calcext:value-type="string">
            <text:p>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;</text:p>
          </table:table-cell>
          <table:table-cell office:value-type="string" calcext:value-type="string">
            <text:p>[261, 262]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D$2:.D$162];[.F2])" office:value-type="float" office:value="41" calcext:value-type="float">
            <text:p>41</text:p>
          </table:table-cell>
          <table:table-cell table:formula="of:=[.G2]/SUM([.G$2:.G$7])" office:value-type="float" office:value="0.254658385093168" calcext:value-type="float">
            <text:p>0.2546583851</text:p>
          </table:table-cell>
          <table:table-cell table:formula="of:=SUM([.H$2:.H2])" office:value-type="float" office:value="0.254658385093168" calcext:value-type="float">
            <text:p>0.2546583851</text:p>
          </table:table-cell>
        </table:table-row>
        <table:table-row table:style-name="ro3">
          <table:table-cell office:value-type="string" calcext:value-type="string">
            <text:p>_snprintf(cp-&gt;ExitExceptionString, KWSYSPE_PIPE_BUFFER_SIZE,</text:p>
            <text:p>                "Exit code 0x%x\n", code);</text:p>
          </table:table-cell>
          <table:table-cell office:value-type="string" calcext:value-type="string">
            <text:p>_snprintf(cp-&gt;ProcessResults[idx].ExitExceptionString,</text:p>
            <text:p>                KWSYSPE_PIPE_BUFFER_SIZE, "Exit code 0x%x\n", code);</text:p>
          </table:table-cell>
          <table:table-cell office:value-type="string" calcext:value-type="string">
            <text:p>[23, 25]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D$2:.D$162];[.F3])" office:value-type="float" office:value="87" calcext:value-type="float">
            <text:p>87</text:p>
          </table:table-cell>
          <table:table-cell table:formula="of:=[.G3]/SUM([.G$2:.G$7])" office:value-type="float" office:value="0.540372670807453" calcext:value-type="float">
            <text:p>0.5403726708</text:p>
          </table:table-cell>
          <table:table-cell table:formula="of:=SUM([.H$2:.H3])" office:value-type="float" office:value="0.795031055900621" calcext:value-type="float">
            <text:p>0.7950310559</text:p>
          </table:table-cell>
        </table:table-row>
        <table:table-row table:style-name="ro4">
          <table:table-cell office:value-type="string" calcext:value-type="string">
            <text:p>archive_set_error(</text:p>
            <text:p>&amp;a-&gt;archive, ARCHIVE_ERRNO_MISC,</text:p>
            <text:p>"Unsupported record version");</text:p>
          </table:table-cell>
          <table:table-cell office:value-type="string" calcext:value-type="string">
            <text:p>archive_set_error(</text:p>
            <text:p>&amp;a-&gt;archive, ARCHIVE_ERRNO_MISC,</text:p>
            <text:p>"Invalid record version");</text:p>
          </table:table-cell>
          <table:table-cell office:value-type="string" calcext:value-type="string">
            <text:p>[57, 93]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D$2:.D$162];[.F4])" office:value-type="float" office:value="25" calcext:value-type="float">
            <text:p>25</text:p>
          </table:table-cell>
          <table:table-cell table:formula="of:=[.G4]/SUM([.G$2:.G$7])" office:value-type="float" office:value="0.15527950310559" calcext:value-type="float">
            <text:p>0.1552795031</text:p>
          </table:table-cell>
          <table:table-cell table:formula="of:=SUM([.H$2:.H4])" office:value-type="float" office:value="0.950310559006211" calcext:value-type="float">
            <text:p>0.950310559</text:p>
          </table:table-cell>
        </table:table-row>
        <table:table-row table:style-name="ro4">
          <table:table-cell office:value-type="string" calcext:value-type="string">
            <text:p>archive_set_error(&amp;(a-&gt;archive),</text:p>
            <text:p>    ARCHIVE_ERRNO_MISC,</text:p>
            <text:p>    "Failed to clean up lzmadec decompressor");</text:p>
          </table:table-cell>
          <table:table-cell/>
          <table:table-cell office:value-type="string" calcext:value-type="string">
            <text:p>[61, 97]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D$2:.D$162];[.F5])" office:value-type="float" office:value="4" calcext:value-type="float">
            <text:p>4</text:p>
          </table:table-cell>
          <table:table-cell table:formula="of:=[.G5]/SUM([.G$2:.G$7])" office:value-type="float" office:value="0.0248447204968944" calcext:value-type="float">
            <text:p>0.0248447205</text:p>
          </table:table-cell>
          <table:table-cell table:formula="of:=SUM([.H$2:.H5])" office:value-type="float" office:value="0.975155279503105" calcext:value-type="float">
            <text:p>0.9751552795</text:p>
          </table:table-cell>
        </table:table-row>
        <table:table-row table:style-name="ro2">
          <table:table-cell office:value-type="string" calcext:value-type="string">
            <text:p>archive_set_error(&amp;(a-&gt;archive),</text:p>
            <text:p>    ARCHIVE_ERRNO_MISC,</text:p>
            <text:p>    "lzmadec decompression failed(%d)",</text:p>
            <text:p>    r);</text:p>
          </table:table-cell>
          <table:table-cell/>
          <table:table-cell office:value-type="string" calcext:value-type="string">
            <text:p>[62, 98]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D$2:.D$162];[.F6])" office:value-type="float" office:value="3" calcext:value-type="float">
            <text:p>3</text:p>
          </table:table-cell>
          <table:table-cell table:formula="of:=[.G6]/SUM([.G$2:.G$7])" office:value-type="float" office:value="0.0186335403726708" calcext:value-type="float">
            <text:p>0.0186335404</text:p>
          </table:table-cell>
          <table:table-cell table:formula="of:=SUM([.H$2:.H6])" office:value-type="float" office:value="0.993788819875776" calcext:value-type="float">
            <text:p>0.9937888199</text:p>
          </table:table-cell>
        </table:table-row>
        <table:table-row table:style-name="ro3">
          <table:table-cell office:value-type="string" calcext:value-type="string">
            <text:p>archive_set_error(&amp;(a-&gt;archive), errno,</text:p>
            <text:p>    "Faild : %s", archive_error_string(a-&gt;matching));</text:p>
          </table:table-cell>
          <table:table-cell office:value-type="string" calcext:value-type="string">
            <text:p>archive_set_error(&amp;(a-&gt;archive), errno,</text:p>
            <text:p>    "Failed : %s", archive_error_string(a-&gt;matching));</text:p>
          </table:table-cell>
          <table:table-cell office:value-type="string" calcext:value-type="string">
            <text:p>[37, 38, 39, 40, 41, 42, 73, 74, 75, 76, 77, 78]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D$2:.D$162];[.F7])" office:value-type="float" office:value="1" calcext:value-type="float">
            <text:p>1</text:p>
          </table:table-cell>
          <table:table-cell table:formula="of:=[.G7]/SUM([.G$2:.G$7])" office:value-type="float" office:value="0.0062111801242236" calcext:value-type="float">
            <text:p>0.0062111801</text:p>
          </table:table-cell>
          <table:table-cell table:formula="of:=SUM([.H$2:.H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chive_set_error(&amp;(self-&gt;archive-&gt;archive),</text:p>
            <text:p>    ARCHIVE_ERRNO_MISC,</text:p>
            <text:p>    "Failed to clean up %s compressor",</text:p>
            <text:p>    self-&gt;archive-&gt;archive.compression_name);</text:p>
          </table:table-cell>
          <table:table-cell/>
          <table:table-cell office:value-type="string" calcext:value-type="string">
            <text:p>[50, 86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rchive_set_error(&amp;a-&gt;archive,</text:p>
            <text:p>ARCHIVE_ERRNO_MISC,</text:p>
            <text:p>"mtree specification has different type for %s",</text:p>
            <text:p>archive_entry_pathname(entry));</text:p>
          </table:table-cell>
          <table:table-cell office:value-type="string" calcext:value-type="string">
            <text:p>archive_set_error(&amp;a-&gt;archive,</text:p>
            <text:p>    ARCHIVE_ERRNO_MISC,</text:p>
            <text:p>    "mtree specification has different"</text:p>
            <text:p>    " type for %s",</text:p>
            <text:p>    archive_entry_pathname(entry));</text:p>
          </table:table-cell>
          <table:table-cell office:value-type="string" calcext:value-type="string">
            <text:p>[216, 227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</text:p>
            <text:p>    ARCHIVE_ERRNO_MISC,</text:p>
            <text:p>    "Path contains '..'");</text:p>
          </table:table-cell>
          <table:table-cell office:value-type="string" calcext:value-type="string">
            <text:p>fsobj_error(a_eno, a_estr,</text:p>
            <text:p>    ARCHIVE_ERRNO_MISC,</text:p>
            <text:p>    "Path contains ", "'..'");</text:p>
          </table:table-cell>
          <table:table-cell office:value-type="string" calcext:value-type="string">
            <text:p>[69, 105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chive_set_error(&amp;a-&gt;archive,</text:p>
            <text:p>    ARCHIVE_ERRNO_FILE_FORMAT,</text:p>
            <text:p>    "Unrecognized file type \"%s\"; assuming \"file\"", val);</text:p>
          </table:table-cell>
          <table:table-cell office:value-type="string" calcext:value-type="string">
            <text:p>archive_set_error(&amp;a-&gt;archive,</text:p>
            <text:p>    ARCHIVE_ERRNO_FILE_FORMAT,</text:p>
            <text:p>    "Unrecognized file type \"%s\"; "</text:p>
            <text:p>    "assuming \"file\"", val);</text:p>
          </table:table-cell>
          <table:table-cell office:value-type="string" calcext:value-type="string">
            <text:p>[217, 228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rchive_set_error(&amp;a-&gt;archive,</text:p>
            <text:p>    ARCHIVE_ERRNO_MISC,</text:p>
            <text:p>    "Internal error initializing "</text:p>
            <text:p>    "compression library: "</text:p>
            <text:p>    "invalid header");</text:p>
          </table:table-cell>
          <table:table-cell/>
          <table:table-cell office:value-type="string" calcext:value-type="string">
            <text:p>[59, 95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</text:p>
            <text:p>    ARCHIVE_ERRNO_MISC,</text:p>
            <text:p>    "LHa data CRC error");</text:p>
          </table:table-cell>
          <table:table-cell/>
          <table:table-cell office:value-type="string" calcext:value-type="string">
            <text:p>[214, 225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</text:p>
            <text:p>    ARCHIVE_ERRNO_MISC,</text:p>
            <text:p>    "Parse error: SCHILY.acl.access");</text:p>
          </table:table-cell>
          <table:table-cell/>
          <table:table-cell office:value-type="string" calcext:value-type="string">
            <text:p>[54, 9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</text:p>
            <text:p>    ARCHIVE_ERRNO_MISC,</text:p>
            <text:p>    "Parse error: SCHILY.acl.default");</text:p>
          </table:table-cell>
          <table:table-cell/>
          <table:table-cell office:value-type="string" calcext:value-type="string">
            <text:p>[56, 9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rchive_set_error(&amp;a-&gt;archive,</text:p>
            <text:p>    ENOMEM,</text:p>
            <text:p>    "Internal error initializing "</text:p>
            <text:p>    "compression library: "</text:p>
            <text:p>    "out of memory");</text:p>
          </table:table-cell>
          <table:table-cell/>
          <table:table-cell office:value-type="string" calcext:value-type="string">
            <text:p>[60, 96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 0,</text:p>
            <text:p>    "Cannot remove intervening symlink %s",</text:p>
            <text:p>    a-&gt;name);</text:p>
          </table:table-cell>
          <table:table-cell office:value-type="string" calcext:value-type="string">
            <text:p>fsobj_error(a_eno, a_estr,</text:p>
            <text:p>    errno,</text:p>
            <text:p>    "Could not chdir %s", path);</text:p>
          </table:table-cell>
          <table:table-cell office:value-type="string" calcext:value-type="string">
            <text:p>[65, 10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 0,</text:p>
            <text:p>    "Removing symlink %s",</text:p>
            <text:p>    a-&gt;name);</text:p>
          </table:table-cell>
          <table:table-cell office:value-type="string" calcext:value-type="string">
            <text:p>fsobj_error(a_eno, a_estr, 0,</text:p>
            <text:p>    "Cannot remove intervening "</text:p>
            <text:p>    "symlink %s", path);</text:p>
          </table:table-cell>
          <table:table-cell office:value-type="string" calcext:value-type="string">
            <text:p>[64, 10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 0,</text:p>
            <text:p>    "Cannot extract through symlink %s",</text:p>
            <text:p>    a-&gt;name);</text:p>
          </table:table-cell>
          <table:table-cell office:value-type="string" calcext:value-type="string">
            <text:p>fsobj_error(a_eno, a_estr, 0,</text:p>
            <text:p>    "Cannot extract through "</text:p>
            <text:p>    "symlink %s", path);</text:p>
          </table:table-cell>
          <table:table-cell office:value-type="string" calcext:value-type="string">
            <text:p>[66, 10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0,</text:p>
            <text:p>    "Write request too large");</text:p>
          </table:table-cell>
          <table:table-cell office:value-type="string" calcext:value-type="string">
            <text:p>archive_set_error(&amp;a-&gt;archive, 0,</text:p>
            <text:p>    "Too much data: Truncating file at %ju bytes", (uintmax_t)a-&gt;filesize);</text:p>
          </table:table-cell>
          <table:table-cell office:value-type="string" calcext:value-type="string">
            <text:p>[222, 233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ARCHIVE_ERRNO_FILE_FORMAT,</text:p>
            <text:p>    "Encrypted file is unsupported");</text:p>
          </table:table-cell>
          <table:table-cell/>
          <table:table-cell office:value-type="string" calcext:value-type="string">
            <text:p>[220, 23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string" calcext:value-type="string">
            <text:p>[190, 197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ARCHIVE_ERRNO_MISC,</text:p>
            <text:p>                  "Path is absolute");</text:p>
          </table:table-cell>
          <table:table-cell office:value-type="string" calcext:value-type="string">
            <text:p>fsobj_error(a_eno, a_estr, ARCHIVE_ERRNO_MISC,</text:p>
            <text:p>    "Path is ", "absolute");</text:p>
          </table:table-cell>
          <table:table-cell office:value-type="string" calcext:value-type="string">
            <text:p>[68, 104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ARCHIVE_ERRNO_MISC,</text:p>
            <text:p>    "Invalid empty pathname");</text:p>
          </table:table-cell>
          <table:table-cell office:value-type="string" calcext:value-type="string">
            <text:p>fsobj_error(a_eno, a_estr, ARCHIVE_ERRNO_MISC,</text:p>
            <text:p>    "Invalid empty ", "pathname");</text:p>
          </table:table-cell>
          <table:table-cell office:value-type="string" calcext:value-type="string">
            <text:p>[67, 103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ARCHIVE_ERRNO_MISC,</text:p>
            <text:p>    "Invalid ZIP compression type");</text:p>
          </table:table-cell>
          <table:table-cell office:value-type="string" calcext:value-type="string">
            <text:p>archive_set_error(&amp;a-&gt;archive, ARCHIVE_ERRNO_MISC,</text:p>
            <text:p>    "Invalid ZIP compression type");</text:p>
          </table:table-cell>
          <table:table-cell office:value-type="string" calcext:value-type="string">
            <text:p>[306, 309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ARCHIVE_ERRNO_MISC,</text:p>
            <text:p>    "Solaris NFSv4 ACLs not supported");</text:p>
          </table:table-cell>
          <table:table-cell office:value-type="string" calcext:value-type="string">
            <text:p>acl_type = ARCHIVE_ENTRY_ACL_TYPE_ACCESS;</text:p>
          </table:table-cell>
          <table:table-cell office:value-type="string" calcext:value-type="string">
            <text:p>[51, 87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ARCHIVE_ERRNO_MISC,</text:p>
            <text:p>    "Tar entry has negative size?");</text:p>
          </table:table-cell>
          <table:table-cell office:value-type="string" calcext:value-type="string">
            <text:p>archive_set_error(&amp;a-&gt;archive, ARCHIVE_ERRNO_MISC,</text:p>
            <text:p>    "Tar entry has negative size");</text:p>
          </table:table-cell>
          <table:table-cell office:value-type="string" calcext:value-type="string">
            <text:p>[52, 88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 ARCHIVE_ERRNO_PROGRAMMER,</text:p>
            <text:p>    "Internal error: "</text:p>
            <text:p>    "No format_read_data_block function registered");</text:p>
          </table:table-cell>
          <table:table-cell office:value-type="string" calcext:value-type="string">
            <text:p>archive_set_error(&amp;a-&gt;archive, ARCHIVE_ERRNO_PROGRAMMER,</text:p>
            <text:p>    "Internal error: "</text:p>
            <text:p>    "No format-&gt;read_data function registered");</text:p>
          </table:table-cell>
          <table:table-cell office:value-type="string" calcext:value-type="string">
            <text:p>[212, 223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EINVAL,</text:p>
            <text:p>    "Can't find long filename for entry");</text:p>
          </table:table-cell>
          <table:table-cell office:value-type="string" calcext:value-type="string">
            <text:p>archive_set_error(&amp;a-&gt;archive, EINVAL,</text:p>
            <text:p>    "Can't find long filename for GNU/SVR4 archive entry");</text:p>
          </table:table-cell>
          <table:table-cell office:value-type="string" calcext:value-type="string">
            <text:p>[213, 224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 ENOMEM,</text:p>
            <text:p>    "Can't allocate memory for "</text:p>
            <text:p>    "SCHILY.acl.access");</text:p>
          </table:table-cell>
          <table:table-cell/>
          <table:table-cell office:value-type="string" calcext:value-type="string">
            <text:p>[53, 89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 ENOMEM,</text:p>
            <text:p>    "Can't allocate memory for "</text:p>
            <text:p>    "SCHILY.acl.default");</text:p>
          </table:table-cell>
          <table:table-cell/>
          <table:table-cell office:value-type="string" calcext:value-type="string">
            <text:p>[55, 9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ENOMEM,</text:p>
            <text:p>    "No memory for lzh decompression");</text:p>
          </table:table-cell>
          <table:table-cell/>
          <table:table-cell office:value-type="string" calcext:value-type="string">
            <text:p>[215, 226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ENOMEM,</text:p>
            <text:p>    "Can't allocate zip header data");</text:p>
          </table:table-cell>
          <table:table-cell office:value-type="string" calcext:value-type="string">
            <text:p>archive_set_error(&amp;a-&gt;archive, ARCHIVE_ERRNO_MISC,</text:p>
            <text:p>    "Archives &gt; 4GB require Zip64 extensions");</text:p>
          </table:table-cell>
          <table:table-cell office:value-type="string" calcext:value-type="string">
            <text:p>[305, 308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 errno,</text:p>
            <text:p>    "Could not remove symlink %s",</text:p>
            <text:p>    a-&gt;name);</text:p>
          </table:table-cell>
          <table:table-cell office:value-type="string" calcext:value-type="string">
            <text:p>fsobj_error(a_eno, a_estr, errno,</text:p>
            <text:p>    "Could not remove symlink %s",</text:p>
            <text:p>    path);</text:p>
          </table:table-cell>
          <table:table-cell office:value-type="string" calcext:value-type="string">
            <text:p>[63, 99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a-&gt;archive, errno,</text:p>
            <text:p>    "Couldn't access %s", path);</text:p>
          </table:table-cell>
          <table:table-cell office:value-type="string" calcext:value-type="string">
            <text:p>archive_set_error(&amp;a-&gt;archive, ARCHIVE_ERRNO_MISC,</text:p>
            <text:p>    "Couldn't determine file path to read "</text:p>
            <text:p>    "extended attributes");</text:p>
          </table:table-cell>
          <table:table-cell office:value-type="string" calcext:value-type="string">
            <text:p>[35, 36, 71, 72]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a-&gt;archive, errno,</text:p>
            <text:p>    "Couldn't change dir");</text:p>
          </table:table-cell>
          <table:table-cell office:value-type="string" calcext:value-type="string">
            <text:p>archive_set_error(&amp;a-&gt;archive, errno,</text:p>
            <text:p>    "Can't change dir to read extended attributes");</text:p>
          </table:table-cell>
          <table:table-cell office:value-type="string" calcext:value-type="string">
            <text:p>[34, 7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self-&gt;archive-&gt;archive,</text:p>
            <text:p>    ARCHIVE_ERRNO_MISC,</text:p>
            <text:p>    "Insufficient compressed data");</text:p>
          </table:table-cell>
          <table:table-cell/>
          <table:table-cell office:value-type="string" calcext:value-type="string">
            <text:p>[48, 84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self-&gt;archive-&gt;archive,</text:p>
            <text:p>    ARCHIVE_ERRNO_MISC,</text:p>
            <text:p>    "Lzma decompression failed");</text:p>
          </table:table-cell>
          <table:table-cell/>
          <table:table-cell office:value-type="string" calcext:value-type="string">
            <text:p>[49, 85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self-&gt;archive-&gt;archive,</text:p>
            <text:p>    ARCHIVE_ERRNO_MISC,</text:p>
            <text:p>    "truncated lzma input");</text:p>
          </table:table-cell>
          <table:table-cell/>
          <table:table-cell office:value-type="string" calcext:value-type="string">
            <text:p>[47, 83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chive_set_error(&amp;self-&gt;archive-&gt;archive,</text:p>
            <text:p>    ARCHIVE_ERRNO_MISC,</text:p>
            <text:p>    "Internal error initializing compression library: "</text:p>
            <text:p>    "invalid header");</text:p>
          </table:table-cell>
          <table:table-cell/>
          <table:table-cell office:value-type="string" calcext:value-type="string">
            <text:p>[45, 8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self-&gt;archive-&gt;archive, ARCHIVE_ERRNO_MISC,</text:p>
            <text:p>    "Internal error initializing lzma library");</text:p>
          </table:table-cell>
          <table:table-cell/>
          <table:table-cell office:value-type="string" calcext:value-type="string">
            <text:p>[44, 8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&amp;self-&gt;archive-&gt;archive, ENOMEM,</text:p>
            <text:p>    "Can't allocate data for lzma decompression");</text:p>
          </table:table-cell>
          <table:table-cell/>
          <table:table-cell office:value-type="string" calcext:value-type="string">
            <text:p>[43, 79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&amp;self-&gt;archive-&gt;archive, ENOMEM,</text:p>
            <text:p>    "Internal error initializing compression library: "</text:p>
            <text:p>    "out of memory");</text:p>
          </table:table-cell>
          <table:table-cell/>
          <table:table-cell office:value-type="string" calcext:value-type="string">
            <text:p>[46, 8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a, ARCHIVE_ERRNO_FILE_FORMAT,</text:p>
            <text:p>    "Malformed device attribute");</text:p>
          </table:table-cell>
          <table:table-cell office:value-type="string" calcext:value-type="string">
            <text:p>archive_set_error(a, ARCHIVE_ERRNO_FILE_FORMAT,</text:p>
            <text:p>    "Unknown format `%s'", val);</text:p>
          </table:table-cell>
          <table:table-cell office:value-type="string" calcext:value-type="string">
            <text:p>[304, 307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chive_set_error(f-&gt;archive, ARCHIVE_ERRNO_MISC,</text:p>
            <text:p>    "Unacceptable dictionary dize for lzip: %d",</text:p>
            <text:p>    dict_size);</text:p>
          </table:table-cell>
          <table:table-cell office:value-type="string" calcext:value-type="string">
            <text:p>archive_set_error(f-&gt;archive, ARCHIVE_ERRNO_MISC,</text:p>
            <text:p>    "Unacceptable dictionary size for lzip: %d",</text:p>
            <text:p>    dict_size);</text:p>
          </table:table-cell>
          <table:table-cell office:value-type="string" calcext:value-type="string">
            <text:p>[221, 23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f-&gt;archive, EINVAL,</text:p>
            <text:p>    "Can't initialise filter");</text:p>
          </table:table-cell>
          <table:table-cell office:value-type="string" calcext:value-type="string">
            <text:p>archive_set_error(f-&gt;archive, EINVAL,</text:p>
            <text:p>    "Can't launch external program: %s", cmd);</text:p>
          </table:table-cell>
          <table:table-cell office:value-type="string" calcext:value-type="string">
            <text:p>[191, 192, 198, 199]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f-&gt;archive, EIO,</text:p>
            <text:p>    "Can't write to filter");</text:p>
          </table:table-cell>
          <table:table-cell office:value-type="string" calcext:value-type="string">
            <text:p>archive_set_error(f-&gt;archive, EIO,</text:p>
            <text:p>    "Can't write to program: %s", data-&gt;program_name);</text:p>
          </table:table-cell>
          <table:table-cell office:value-type="string" calcext:value-type="string">
            <text:p>[193, 20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et_error(f-&gt;archive, errno,</text:p>
            <text:p>    "Read from filter failed unexpectedly.");</text:p>
          </table:table-cell>
          <table:table-cell office:value-type="string" calcext:value-type="string">
            <text:p>archive_set_error(f-&gt;archive, errno,</text:p>
            <text:p>    "Error reading from program: %s", data-&gt;program_name);</text:p>
          </table:table-cell>
          <table:table-cell office:value-type="string" calcext:value-type="string">
            <text:p>[194, 20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chive_string_sprintf(&amp;w-&gt;sver,</text:p>
            <text:p>"WARC/%u.%u", ver / 10000, ver % 10000);</text:p>
          </table:table-cell>
          <table:table-cell office:value-type="string" calcext:value-type="string">
            <text:p>archive_string_sprintf(&amp;w-&gt;sver,</text:p>
            <text:p>"WARC/%u.%u", ver / 10000, (ver % 10000) / 100);</text:p>
          </table:table-cell>
          <table:table-cell office:value-type="string" calcext:value-type="string">
            <text:p>[58, 94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n-&gt;allocptr.rangeline = aprintf("Range: bytes=%s\r\n",</text:p>
            <text:p>                                         data-&gt;state.range);</text:p>
          </table:table-cell>
          <table:table-cell office:value-type="string" calcext:value-type="string">
            <text:p>conn-&gt;allocptr.rangeline = aprintf("Range: bytes=%s\r\n",</text:p>
            <text:p>                                         data-&gt;state.range);</text:p>
          </table:table-cell>
          <table:table-cell office:value-type="string" calcext:value-type="string">
            <text:p>[241, 253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string" calcext:value-type="string">
            <text:p>[113, 118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(data-&gt;state.buffer, CURL_BUFSIZE(data-&gt;set.buffer_size),</text:p>
            <text:p>           "%s:%s", user, pwd);</text:p>
          </table:table-cell>
          <table:table-cell table:formula="of:= aprintf(&quot;%s:%s&quot;; user; pwd);" office:value-type="string" office:string-value="" calcext:value-type="error">
            <text:p>Err:509</text:p>
          </table:table-cell>
          <table:table-cell office:value-type="string" calcext:value-type="string">
            <text:p>[4, 11, 18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(data-&gt;state.buffer, sizeof(data-&gt;state.buffer), "%s:%s", user, pwd);</text:p>
          </table:table-cell>
          <table:table-cell office:value-type="string" calcext:value-type="string">
            <text:p>f(data-&gt;state.buffer, CURL_BUFSIZE(data-&gt;set.buffer_size),</text:p>
            <text:p>           "%s:%s", user, pwd);</text:p>
          </table:table-cell>
          <table:table-cell office:value-type="string" calcext:value-type="string">
            <text:p>[29, 33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(fout, "set(CMAKE_RUNTIME_OUTPUT_DIRECTORY \"%s\")\n",</text:p>
            <text:p>            this-&gt;BinaryDirectory.c_str());</text:p>
          </table:table-cell>
          <table:table-cell/>
          <table:table-cell office:value-type="string" calcext:value-type="string">
            <text:p>[202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printf(fout,</text:p>
            <text:p>              "target_link_libraries(%s ${LINK_LIBRARIES})\n",targetName);</text:p>
          </table:table-cell>
          <table:table-cell office:value-type="string" calcext:value-type="string">
            <text:p>fprintf(fout,</text:p>
            <text:p>              "target_link_libraries(%s ${LINK_LIBRARIES})\n",</text:p>
            <text:p>              targetName.c_str());</text:p>
          </table:table-cell>
          <table:table-cell office:value-type="string" calcext:value-type="string">
            <text:p>[302, 317, 342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printf(fout,</text:p>
            <text:p>      "Indx Name                 Value    Section    cAux  Type    Storage  Character\n"</text:p>
            <text:p>      "---- -------------------- -------- ---------- ----- ------- -------- ---------\n");</text:p>
          </table:table-cell>
          <table:table-cell/>
          <table:table-cell office:value-type="string" calcext:value-type="string">
            <text:p>[270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 %08X", pSymbolTable-&gt;Value);</text:p>
          </table:table-cell>
          <table:table-cell/>
          <table:table-cell office:value-type="string" calcext:value-type="string">
            <text:p>[274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printf(fout, " sect:%s aux:%X type:%02X st:%s",</text:p>
            <text:p>         sectionName.c_str(),</text:p>
            <text:p>         pSymbolTable-&gt;NumberOfAuxSymbols,</text:p>
            <text:p>         pSymbolTable-&gt;Type,</text:p>
            <text:p>         GetSZStorageClass(pSymbolTable-&gt;StorageClass) );</text:p>
          </table:table-cell>
          <table:table-cell/>
          <table:table-cell office:value-type="string" calcext:value-type="string">
            <text:p>[275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\t%s \t DATA\n", symbol.c_str());</text:p>
          </table:table-cell>
          <table:table-cell office:value-type="string" calcext:value-type="string">
            <text:p>fprintf(this-&gt;FileOut, "\t%s \t DATA\n", symbol.c_str());</text:p>
          </table:table-cell>
          <table:table-cell office:value-type="string" calcext:value-type="string">
            <text:p>[264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\t%s DATA \n", symbol.c_str()+1);</text:p>
          </table:table-cell>
          <table:table-cell office:value-type="string" calcext:value-type="string">
            <text:p>fprintf(this-&gt;FileOut, "\t%s DATA \n", symbol.c_str()+1);</text:p>
          </table:table-cell>
          <table:table-cell office:value-type="string" calcext:value-type="string">
            <text:p>[267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\t%s\n", symbol.c_str());</text:p>
          </table:table-cell>
          <table:table-cell/>
          <table:table-cell office:value-type="string" calcext:value-type="string">
            <text:p>[277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\t%s\n", symbol.c_str());</text:p>
          </table:table-cell>
          <table:table-cell office:value-type="string" calcext:value-type="string">
            <text:p>fprintf(this-&gt;FileOut, "\t%s\n", symbol.c_str());</text:p>
          </table:table-cell>
          <table:table-cell office:value-type="string" calcext:value-type="string">
            <text:p>[265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\t%s\n", symbol.c_str()+1);</text:p>
          </table:table-cell>
          <table:table-cell/>
          <table:table-cell office:value-type="string" calcext:value-type="string">
            <text:p>[278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%-20.8s", pSymbolTable-&gt;N.ShortName);</text:p>
          </table:table-cell>
          <table:table-cell/>
          <table:table-cell office:value-type="string" calcext:value-type="string">
            <text:p>[272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%-20s", stringTable + pSymbolTable-&gt;N.Name.Long);</text:p>
          </table:table-cell>
          <table:table-cell/>
          <table:table-cell office:value-type="string" calcext:value-type="string">
            <text:p>[273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%04X ", i);</text:p>
          </table:table-cell>
          <table:table-cell/>
          <table:table-cell office:value-type="string" calcext:value-type="string">
            <text:p>[271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printf(fout, "add_executable(%s", targetName.c_str());</text:p>
          </table:table-cell>
          <table:table-cell office:value-type="string" calcext:value-type="string">
            <text:p>(targetType == cmState::EXECUTABLE)</text:p>
            <text:p>      {</text:p>
            <text:p>      /* Put the executable at a known location (for COPY_FILE).  */</text:p>
            <text:p>      fprintf(fout, "set(CMAKE_RUNTIME_OUTPUT_DIRECTORY \"%s\")\n",</text:p>
            <text:p>              this-&gt;BinaryDirectory.c_str());</text:p>
            <text:p>      /* Create the actual executable.  */</text:p>
            <text:p>      fprintf(fout, "add_executable(%s", targetName.c_str());</text:p>
            <text:p>      };</text:p>
          </table:table-cell>
          <table:table-cell office:value-type="string" calcext:value-type="string">
            <text:p>[203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add_executable(%s", targetName);</text:p>
          </table:table-cell>
          <table:table-cell office:value-type="string" calcext:value-type="string">
            <text:p>fprintf(fout, "add_executable(%s", targetName.c_str());</text:p>
          </table:table-cell>
          <table:table-cell office:value-type="string" calcext:value-type="string">
            <text:p>[301, 316, 341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printf(fout, "set(CMAKE_%s_FLAGS %s)\n", li-&gt;c_str(),</text:p>
            <text:p>              cmLocalGenerator::EscapeForCMake(flags?flags:"").c_str());</text:p>
          </table:table-cell>
          <table:table-cell office:value-type="string" calcext:value-type="string">
            <text:p>fprintf(fout, "set(CMAKE_%s_FLAGS %s)\n", li-&gt;c_str(),</text:p>
            <text:p>              cmOutputConverter::EscapeForCMake(flags?flags:"").c_str());</text:p>
          </table:table-cell>
          <table:table-cell office:value-type="string" calcext:value-type="string">
            <text:p>[279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printf(fout, "set(CMAKE_%s_FLAGS %s)\n", li-&gt;c_str(),</text:p>
            <text:p>              lg-&gt;EscapeForCMake(flags?flags:"").c_str());</text:p>
          </table:table-cell>
          <table:table-cell office:value-type="string" calcext:value-type="string">
            <text:p>fprintf(fout, "set(CMAKE_%s_FLAGS %s)\n", li-&gt;c_str(),</text:p>
            <text:p>              cmLocalGenerator::EscapeForCMake(flags?flags:"").c_str());</text:p>
          </table:table-cell>
          <table:table-cell office:value-type="string" calcext:value-type="string">
            <text:p>[280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set(CMAKE_LINK_SEARCH_END_STATIC \"%s\")\n", lssDef);</text:p>
          </table:table-cell>
          <table:table-cell/>
          <table:table-cell office:value-type="string" calcext:value-type="string">
            <text:p>[185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set(CMAKE_LINK_SEARCH_START_STATIC \"%s\")\n", lssDef);</text:p>
          </table:table-cell>
          <table:table-cell/>
          <table:table-cell office:value-type="string" calcext:value-type="string">
            <text:p>[184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 "set(CMAKE_POSITION_INDEPENDENT_CODE \"ON\")\n");</text:p>
          </table:table-cell>
          <table:table-cell/>
          <table:table-cell office:value-type="string" calcext:value-type="string">
            <text:p>[183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printf(fout, "Symbol Table - %X entries  (* = auxillary symbol)\n",</text:p>
            <text:p>      cSymbols);</text:p>
          </table:table-cell>
          <table:table-cell/>
          <table:table-cell office:value-type="string" calcext:value-type="string">
            <text:p>[269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printf(fout, "target_link_libraries(%s %s)\n",</text:p>
            <text:p>              targetName,</text:p>
            <text:p>              libsToLink.c_str());</text:p>
          </table:table-cell>
          <table:table-cell office:value-type="string" calcext:value-type="string">
            <text:p>fprintf(fout, "target_link_libraries(%s %s)\n",</text:p>
            <text:p>              targetName.c_str(),</text:p>
            <text:p>              libsToLink.c_str());</text:p>
          </table:table-cell>
          <table:table-cell office:value-type="string" calcext:value-type="string">
            <text:p>[303, 318, 343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" hc: %s \n",sectionCharacter.c_str());</text:p>
          </table:table-cell>
          <table:table-cell/>
          <table:table-cell office:value-type="string" calcext:value-type="string">
            <text:p>[276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"EXPORTS \n");</text:p>
          </table:table-cell>
          <table:table-cell office:value-type="string" calcext:value-type="string">
            <text:p>fprintf(this-&gt;FileOut,"EXPORTS \n");</text:p>
          </table:table-cell>
          <table:table-cell office:value-type="string" calcext:value-type="string">
            <text:p>[263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fout,"IMPORTS \n");</text:p>
          </table:table-cell>
          <table:table-cell office:value-type="string" calcext:value-type="string">
            <text:p>fprintf(this-&gt;FileOut,"IMPORTS \n");</text:p>
          </table:table-cell>
          <table:table-cell office:value-type="string" calcext:value-type="string">
            <text:p>[266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out, "%s", archive_entry_pathname(entry));</text:p>
          </table:table-cell>
          <table:table-cell office:value-type="string" calcext:value-type="string">
            <text:p>fprintf(out, "%s", cm_archive_entry_pathname(entry).c_str());</text:p>
          </table:table-cell>
          <table:table-cell office:value-type="string" calcext:value-type="string">
            <text:p>[293, 294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progFile,"empty");</text:p>
          </table:table-cell>
          <table:table-cell/>
          <table:table-cell office:value-type="string" calcext:value-type="string">
            <text:p>[281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printf(stderr, "  depends on target %d [%s] (%s)\n", dependee_index,</text:p>
            <text:p>              dependee-&gt;GetName(), ni-&gt;IsStrong()? "strong" : "weak");</text:p>
          </table:table-cell>
          <table:table-cell office:value-type="string" calcext:value-type="string">
            <text:p>fprintf(stderr, "  depends on target %d [%s] (%s)\n", dependee_index,</text:p>
            <text:p>              dependee-&gt;GetName().c_str(), ni-&gt;IsStrong()? "strong" : "weak");</text:p>
          </table:table-cell>
          <table:table-cell office:value-type="string" calcext:value-type="string">
            <text:p>[300, 315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stderr, " <text:s/>target [%s]\n", lei-&gt;Target-&gt;GetName());</text:p>
          </table:table-cell>
          <table:table-cell office:value-type="string" calcext:value-type="string">
            <text:p>fprintf(stderr, " <text:s/>target [%s]\n", lei-&gt;Target-&gt;GetName().c_str());</text:p>
          </table:table-cell>
          <table:table-cell office:value-type="string" calcext:value-type="string">
            <text:p>[297, 31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stderr, "Couldn't open file with CreateFile()\n");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string" calcext:value-type="string">
            <text:p>[268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printf(stderr, "Header id 0x%x, length %d\n",</text:p>
            <text:p>    headerid, datasize);</text:p>
          </table:table-cell>
          <table:table-cell office:value-type="string" calcext:value-type="string">
            <text:p>fprintf(stderr, "Header id 0x%04x, length %d\n",</text:p>
            <text:p>    headerid, datasize);</text:p>
          </table:table-cell>
          <table:table-cell office:value-type="string" calcext:value-type="string">
            <text:p>[218, 229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printf(stderr, "Link dependency analysis for target %s, config %s\n",</text:p>
            <text:p>            this-&gt;Target-&gt;GetName(), this-&gt;Config?this-&gt;Config:"noconfig");</text:p>
          </table:table-cell>
          <table:table-cell office:value-type="string" calcext:value-type="string">
            <text:p>fprintf(stderr, "Link dependency analysis for target %s, config %s\n",</text:p>
            <text:p>            this-&gt;Target-&gt;GetName().c_str(),</text:p>
            <text:p>            this-&gt;HasConfig?this-&gt;Config.c_str():"noconfig");</text:p>
          </table:table-cell>
          <table:table-cell office:value-type="string" calcext:value-type="string">
            <text:p>[295, 31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printf(stderr, "Link dependency analysis for target %s, config %s\n",</text:p>
            <text:p>            this-&gt;Target-&gt;GetName(), this-&gt;Config?this-&gt;Config:"noconfig");</text:p>
          </table:table-cell>
          <table:table-cell office:value-type="string" calcext:value-type="string">
            <text:p>fprintf(stderr, "Link dependency analysis for target %s, config %s\n",</text:p>
            <text:p>            this-&gt;Target-&gt;GetName().c_str(),</text:p>
            <text:p>            this-&gt;Config?this-&gt;Config:"noconfig");</text:p>
          </table:table-cell>
          <table:table-cell office:value-type="string" calcext:value-type="string">
            <text:p>[337, 345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stderr, "No current working directory.\n");</text:p>
          </table:table-cell>
          <table:table-cell/>
          <table:table-cell office:value-type="string" calcext:value-type="string">
            <text:p>[356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stderr, "No current working directory\n");</text:p>
          </table:table-cell>
          <table:table-cell/>
          <table:table-cell office:value-type="string" calcext:value-type="string">
            <text:p>[357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stderr, "target [%s] links to:\n", this-&gt;Target-&gt;GetName());</text:p>
          </table:table-cell>
          <table:table-cell office:value-type="string" calcext:value-type="string">
            <text:p>fprintf(stderr, "target [%s] links to:\n", this-&gt;Target-&gt;GetName().c_str());</text:p>
          </table:table-cell>
          <table:table-cell office:value-type="string" calcext:value-type="string">
            <text:p>[296, 31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printf(stderr, "target %d is [%s]\n",</text:p>
            <text:p>            depender_index, depender-&gt;GetName());</text:p>
          </table:table-cell>
          <table:table-cell office:value-type="string" calcext:value-type="string">
            <text:p>fprintf(stderr, "target %d is [%s]\n",</text:p>
            <text:p>            depender_index, depender-&gt;GetName().c_str());</text:p>
          </table:table-cell>
          <table:table-cell office:value-type="string" calcext:value-type="string">
            <text:p>[299, 314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stderr, "The %s target dependency graph is:\n", name);</text:p>
          </table:table-cell>
          <table:table-cell office:value-type="string" calcext:value-type="string">
            <text:p>fprintf(stderr, "The %s target dependency graph is:\n", name.c_str());</text:p>
          </table:table-cell>
          <table:table-cell office:value-type="string" calcext:value-type="string">
            <text:p>[298, 313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stderr, "unknowntag_end:%s\n", name);</text:p>
          </table:table-cell>
          <table:table-cell office:value-type="string" calcext:value-type="string">
            <text:p>fprintf(stderr, "UNKNOWNTAG_END:%s\n", name);</text:p>
          </table:table-cell>
          <table:table-cell office:value-type="string" calcext:value-type="string">
            <text:p>[189, 196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stderr, "unknowntag_start:%s\n", name);</text:p>
          </table:table-cell>
          <table:table-cell/>
          <table:table-cell office:value-type="string" calcext:value-type="string">
            <text:p>[188, 195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stdout,"[%3i%%] ",((fileNum-3)*100)/count);</text:p>
          </table:table-cell>
          <table:table-cell/>
          <table:table-cell office:value-type="string" calcext:value-type="string">
            <text:p>[282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this-&gt;FileOut, "\t%s \t DATA\n", symbol.c_str());</text:p>
          </table:table-cell>
          <table:table-cell office:value-type="string" calcext:value-type="string">
            <text:p>this-&gt;DataSymbols.insert(symbol);</text:p>
          </table:table-cell>
          <table:table-cell office:value-type="string" calcext:value-type="string">
            <text:p>[205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this-&gt;FileOut, "\t%s DATA \n", symbol.c_str()+1);</text:p>
          </table:table-cell>
          <table:table-cell office:value-type="string" calcext:value-type="string">
            <text:p>this-&gt;DataSymbols.insert(symbol);</text:p>
          </table:table-cell>
          <table:table-cell office:value-type="string" calcext:value-type="string">
            <text:p>[208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this-&gt;FileOut, "\t%s\n", symbol.c_str());</text:p>
          </table:table-cell>
          <table:table-cell office:value-type="string" calcext:value-type="string">
            <text:p>this-&gt;Symbols.insert(symbol);</text:p>
          </table:table-cell>
          <table:table-cell office:value-type="string" calcext:value-type="string">
            <text:p>[206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this-&gt;FileOut,"EXPORTS \n");</text:p>
          </table:table-cell>
          <table:table-cell/>
          <table:table-cell office:value-type="string" calcext:value-type="string">
            <text:p>[204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rintf(this-&gt;FileOut,"IMPORTS \n");</text:p>
          </table:table-cell>
          <table:table-cell/>
          <table:table-cell office:value-type="string" calcext:value-type="string">
            <text:p>[207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n = snprintf(ptr, left, " libidn/%s", stringprep_check_version(NULL));</text:p>
          </table:table-cell>
          <table:table-cell office:value-type="string" calcext:value-type="string">
            <text:p>len = snprintf(ptr, left, " libidn2/%s", idn2_check_version(NULL));</text:p>
          </table:table-cell>
          <table:table-cell office:value-type="string" calcext:value-type="string">
            <text:p>[116, 12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d5this = (unsigned char *)aprintf("%s:%s:%08x:%s:%s:%s",</text:p>
            <text:p>                                       ha1,</text:p>
            <text:p>                                       digest-&gt;nonce,</text:p>
            <text:p>                                       digest-&gt;nc,</text:p>
            <text:p>                                       digest-&gt;cnonce,</text:p>
            <text:p>                                       digest-&gt;qop,</text:p>
            <text:p>                                       ha2);</text:p>
          </table:table-cell>
          <table:table-cell/>
          <table:table-cell office:value-type="string" calcext:value-type="string">
            <text:p>[132, 151, 172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d5this = (unsigned char *)aprintf("%s:%s:%s",</text:p>
            <text:p>                                       ha1,</text:p>
            <text:p>                                       digest-&gt;nonce,</text:p>
            <text:p>                                       ha2);</text:p>
          </table:table-cell>
          <table:table-cell/>
          <table:table-cell office:value-type="string" calcext:value-type="string">
            <text:p>[133, 152, 173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5this = (unsigned char *)aprintf("%s:%s", request, uripath);</text:p>
          </table:table-cell>
          <table:table-cell/>
          <table:table-cell office:value-type="string" calcext:value-type="string">
            <text:p>[131, 150, 171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esponse = aprintf(</text:p>
            <text:p>      "%s %02x%02x%02x%02x%02x%02x%02x%02x%02x%02x%02x%02x%02x%02x%02x%02x",</text:p>
            <text:p>           userp, digest[0], digest[1], digest[2], digest[3], digest[4],</text:p>
            <text:p>           digest[5], digest[6], digest[7], digest[8], digest[9], digest[10],</text:p>
            <text:p>           digest[11], digest[12], digest[13], digest[14], digest[15]);</text:p>
          </table:table-cell>
          <table:table-cell/>
          <table:table-cell office:value-type="string" calcext:value-type="string">
            <text:p>[123, 142, 163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response = aprintf("username=\"%s\", "</text:p>
            <text:p>                       "realm=\"%s\", "</text:p>
            <text:p>                       "nonce=\"%s\", "</text:p>
            <text:p>                       "uri=\"%s\", "</text:p>
            <text:p>                       "cnonce=\"%s\", "</text:p>
            <text:p>                       "nc=%08x, "</text:p>
            <text:p>                       "qop=%s, "</text:p>
            <text:p>                       "response=\"%s\"",</text:p>
            <text:p>                       userp_quoted,</text:p>
            <text:p>                       digest-&gt;realm,</text:p>
            <text:p>                       digest-&gt;nonce,</text:p>
            <text:p>                       uripath,</text:p>
            <text:p>                       digest-&gt;cnonce,</text:p>
            <text:p>                       digest-&gt;nc,</text:p>
            <text:p>                       digest-&gt;qop,</text:p>
            <text:p>                       request_digest);</text:p>
          </table:table-cell>
          <table:table-cell/>
          <table:table-cell office:value-type="string" calcext:value-type="string">
            <text:p>[134, 153, 174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response = aprintf("username=\"%s\", "</text:p>
            <text:p>                       "realm=\"%s\", "</text:p>
            <text:p>                       "nonce=\"%s\", "</text:p>
            <text:p>                       "uri=\"%s\", "</text:p>
            <text:p>                       "response=\"%s\"",</text:p>
            <text:p>                       userp_quoted,</text:p>
            <text:p>                       digest-&gt;realm,</text:p>
            <text:p>                       digest-&gt;nonce,</text:p>
            <text:p>                       uripath,</text:p>
            <text:p>                       request_digest);</text:p>
          </table:table-cell>
          <table:table-cell/>
          <table:table-cell office:value-type="string" calcext:value-type="string">
            <text:p>[135, 154, 175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response = aprintf("username=\"%s\",realm=\"%s\",nonce=\"%s\","</text:p>
            <text:p>                     "cnonce=\"%s\",nc=\"%s\",digest-uri=\"%s\",response=%s,"</text:p>
            <text:p>                     "qop=%s",</text:p>
            <text:p>                     userp, realm, nonce,</text:p>
            <text:p>                     cnonce, nonceCount, spn, resp_hash_hex, qop);</text:p>
          </table:table-cell>
          <table:table-cell/>
          <table:table-cell office:value-type="string" calcext:value-type="string">
            <text:p>[128, 147, 168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 buf, sizeof(buf), "%d", state-&gt;requested_blksize );</text:p>
          </table:table-cell>
          <table:table-cell office:value-type="string" calcext:value-type="string">
            <text:p>snprintf(buf, sizeof(buf), "%d", state-&gt;requested_blksize);</text:p>
          </table:table-cell>
          <table:table-cell office:value-type="string" calcext:value-type="string">
            <text:p>[160, 18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 buf, sizeof(buf), "%d", state-&gt;retry_time);</text:p>
          </table:table-cell>
          <table:table-cell office:value-type="string" calcext:value-type="string">
            <text:p>snprintf(buf, sizeof(buf), "%d", state-&gt;retry_time);</text:p>
          </table:table-cell>
          <table:table-cell office:value-type="string" calcext:value-type="string">
            <text:p>[161, 18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(char *)&amp;dest[i*2], 3, "%02x", source[i]);</text:p>
          </table:table-cell>
          <table:table-cell/>
          <table:table-cell office:value-type="string" calcext:value-type="string">
            <text:p>[122, 141, 162, 242, 254]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&amp;HA1_hex[2 * i], 3, "%02x", digest[i]);</text:p>
          </table:table-cell>
          <table:table-cell/>
          <table:table-cell office:value-type="string" calcext:value-type="string">
            <text:p>[125, 144, 165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&amp;HA2_hex[2 * i], 3, "%02x", digest[i]);</text:p>
          </table:table-cell>
          <table:table-cell/>
          <table:table-cell office:value-type="string" calcext:value-type="string">
            <text:p>[126, 145, 166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&amp;resp_hash_hex[2 * i], 3, "%02x", digest[i]);</text:p>
          </table:table-cell>
          <table:table-cell/>
          <table:table-cell office:value-type="string" calcext:value-type="string">
            <text:p>[127, 146, 167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buf + len, sizeof(buf) - len,</text:p>
            <text:p>                 ": %s", (char*) status_string.value);</text:p>
          </table:table-cell>
          <table:table-cell/>
          <table:table-cell office:value-type="string" calcext:value-type="string">
            <text:p>[247, 259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snprintf(buf, BUFSIZE-1,</text:p>
            <text:p>               "Last-Modified: %s, %02d %s %4d %02d:%02d:%02d GMT\r\n",</text:p>
            <text:p>               Curl_wkday[tm-&gt;tm_wday?tm-&gt;tm_wday-1:6],</text:p>
            <text:p>               tm-&gt;tm_mday,</text:p>
            <text:p>               Curl_month[tm-&gt;tm_mon],</text:p>
            <text:p>               tm-&gt;tm_year + 1900,</text:p>
            <text:p>               tm-&gt;tm_hour,</text:p>
            <text:p>               tm-&gt;tm_min,</text:p>
            <text:p>               tm-&gt;tm_sec);</text:p>
          </table:table-cell>
          <table:table-cell office:value-type="string" calcext:value-type="string">
            <text:p>snprintf(buf, BUFSIZE-1,</text:p>
            <text:p>             "Last-Modified: %s, %02d %s %4d %02d:%02d:%02d GMT\r\n",</text:p>
            <text:p>             Curl_wkday[tm-&gt;tm_wday?tm-&gt;tm_wday-1:6],</text:p>
            <text:p>             tm-&gt;tm_mday,</text:p>
            <text:p>             Curl_month[tm-&gt;tm_mon],</text:p>
            <text:p>             tm-&gt;tm_year + 1900,</text:p>
            <text:p>             tm-&gt;tm_hour,</text:p>
            <text:p>             tm-&gt;tm_min,</text:p>
            <text:p>             tm-&gt;tm_sec);</text:p>
          </table:table-cell>
          <table:table-cell office:value-type="string" calcext:value-type="string">
            <text:p>[139, 158, 179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nprintf(buf, CURL_BUFSIZE(conn-&gt;data-&gt;set.buffer_size),</text:p>
            <text:p>                 "%04d%02d%02d %02d:%02d:%02d GMT",</text:p>
            <text:p>                 year, month, day, hour, minute, second);</text:p>
          </table:table-cell>
          <table:table-cell office:value-type="string" calcext:value-type="string">
            <text:p>snprintf(timebuf, sizeof(timebuf),</text:p>
            <text:p>                 "%04d%02d%02d %02d:%02d:%02d GMT",</text:p>
            <text:p>                 year, month, day, hour, minute, second);</text:p>
          </table:table-cell>
          <table:table-cell office:value-type="string" calcext:value-type="string">
            <text:p>[2, 9, 16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buf, CURL_BUFSIZE(data-&gt;set.buffer_size),</text:p>
            <text:p>               "Content-Length: %" CURL_FORMAT_CURL_OFF_T "\r\n", filesize);</text:p>
          </table:table-cell>
          <table:table-cell office:value-type="string" calcext:value-type="string">
            <text:p>snprintf(clbuf, sizeof(clbuf),</text:p>
            <text:p>               "Content-Length: %" CURL_FORMAT_CURL_OFF_T "\r\n", filesize);</text:p>
          </table:table-cell>
          <table:table-cell office:value-type="string" calcext:value-type="string">
            <text:p>[3, 10, 17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buf, CURL_BUFSIZE(data-&gt;set.buffer_size),</text:p>
            <text:p>             "Content-Length: %" CURL_FORMAT_CURL_OFF_T "\r\n", expected_size);</text:p>
          </table:table-cell>
          <table:table-cell office:value-type="string" calcext:value-type="string">
            <text:p>snprintf(header, sizeof(header),</text:p>
            <text:p>             "Content-Length: %" CURL_FORMAT_CURL_OFF_T "\r\n", expected_size);</text:p>
          </table:table-cell>
          <table:table-cell office:value-type="string" calcext:value-type="string">
            <text:p>[1, 8, 15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buf, sizeof(buf), "%s", prefix);</text:p>
          </table:table-cell>
          <table:table-cell/>
          <table:table-cell office:value-type="string" calcext:value-type="string">
            <text:p>[246, 258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buf, sizeof(buf), "CHARSET=cp%u", cp);</text:p>
          </table:table-cell>
          <table:table-cell/>
          <table:table-cell office:value-type="string" calcext:value-type="string">
            <text:p>[112, 117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nprintf(buf, sizeof(conn-&gt;data-&gt;state.buffer),</text:p>
            <text:p>                 "%04d%02d%02d %02d:%02d:%02d GMT",</text:p>
            <text:p>                 year, month, day, hour, minute, second);</text:p>
          </table:table-cell>
          <table:table-cell office:value-type="string" calcext:value-type="string">
            <text:p>snprintf(buf, CURL_BUFSIZE(conn-&gt;data-&gt;set.buffer_size),</text:p>
            <text:p>                 "%04d%02d%02d %02d:%02d:%02d GMT",</text:p>
            <text:p>                 year, month, day, hour, minute, second);</text:p>
          </table:table-cell>
          <table:table-cell office:value-type="string" calcext:value-type="string">
            <text:p>[27, 3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buf, sizeof(data-&gt;state.buffer),</text:p>
            <text:p>               "Content-Length: %" CURL_FORMAT_CURL_OFF_T "\r\n", filesize);</text:p>
          </table:table-cell>
          <table:table-cell office:value-type="string" calcext:value-type="string">
            <text:p>snprintf(buf, CURL_BUFSIZE(data-&gt;set.buffer_size),</text:p>
            <text:p>               "Content-Length: %" CURL_FORMAT_CURL_OFF_T "\r\n", filesize);</text:p>
          </table:table-cell>
          <table:table-cell office:value-type="string" calcext:value-type="string">
            <text:p>[28, 3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buf, sizeof(data-&gt;state.buffer),</text:p>
            <text:p>             "Content-Length: %" CURL_FORMAT_CURL_OFF_T "\r\n", expected_size);</text:p>
          </table:table-cell>
          <table:table-cell office:value-type="string" calcext:value-type="string">
            <text:p>snprintf(buf, CURL_BUFSIZE(data-&gt;set.buffer_size),</text:p>
            <text:p>             "Content-Length: %" CURL_FORMAT_CURL_OFF_T "\r\n", expected_size);</text:p>
          </table:table-cell>
          <table:table-cell office:value-type="string" calcext:value-type="string">
            <text:p>[26, 3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cnonce, sizeof(cnonce), "%08x%08x%08x%08x",</text:p>
            <text:p>           entropy[0], entropy[1], entropy[2], entropy[3]);</text:p>
          </table:table-cell>
          <table:table-cell/>
          <table:table-cell office:value-type="string" calcext:value-type="string">
            <text:p>[7, 14, 21, 124, 164]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nprintf(cnoncebuf, sizeof(cnoncebuf), "%08x%08x%08x%08x",</text:p>
            <text:p>             Curl_rand(data), Curl_rand(data),</text:p>
            <text:p>             Curl_rand(data), Curl_rand(data));</text:p>
          </table:table-cell>
          <table:table-cell/>
          <table:table-cell office:value-type="string" calcext:value-type="string">
            <text:p>[129, 148, 169, 243, 255]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data-&gt;set.errorbuffer, CURL_ERROR_SIZE, "%s", data-&gt;state.buffer);</text:p>
          </table:table-cell>
          <table:table-cell office:value-type="string" calcext:value-type="string">
            <text:p>strcpy(data-&gt;set.errorbuffer, error);</text:p>
          </table:table-cell>
          <table:table-cell office:value-type="string" calcext:value-type="string">
            <text:p>[6, 13, 20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ftpc-&gt;newhost, NEWHOST_BUFSIZE, "%s", conn-&gt;ip_addr_str);</text:p>
          </table:table-cell>
          <table:table-cell/>
          <table:table-cell office:value-type="string" calcext:value-type="string">
            <text:p>[237, 249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ftpc-&gt;newhost, sizeof(ftpc-&gt;newhost),</text:p>
            <text:p>               "%d.%d.%d.%d", ip[0], ip[1], ip[2], ip[3]);</text:p>
          </table:table-cell>
          <table:table-cell office:value-type="string" calcext:value-type="string">
            <text:p>ftpc-&gt;newhost = aprintf("%d.%d.%d.%d", ip[0], ip[1], ip[2], ip[3]);</text:p>
          </table:table-cell>
          <table:table-cell office:value-type="string" calcext:value-type="string">
            <text:p>[240, 25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ftpc-&gt;newhost, sizeof(ftpc-&gt;newhost), "%s",</text:p>
            <text:p>                     conn-&gt;host.name);</text:p>
          </table:table-cell>
          <table:table-cell/>
          <table:table-cell office:value-type="string" calcext:value-type="string">
            <text:p>[236, 248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ftpc-&gt;newhost, sizeof(ftpc-&gt;newhost), "%s",</text:p>
            <text:p>                 conn-&gt;ip_addr_str);</text:p>
          </table:table-cell>
          <table:table-cell/>
          <table:table-cell office:value-type="string" calcext:value-type="string">
            <text:p>[239, 25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printf(ftpc-&gt;newhost, sizeof(ftpc-&gt;newhost), "%s", conn-&gt;host.name);</text:p>
          </table:table-cell>
          <table:table-cell/>
          <table:table-cell office:value-type="string" calcext:value-type="string">
            <text:p>[238, 25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name, sizeof(name), "%s@%s", service, proxy ? conn-&gt;proxy.name :</text:p>
            <text:p>           conn-&gt;host.name);</text:p>
          </table:table-cell>
          <table:table-cell/>
          <table:table-cell office:value-type="string" calcext:value-type="string">
            <text:p>[245, 257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nprintf(service.value, service.length+1, "%s@%s",</text:p>
            <text:p>             serviceptr, conn-&gt;proxy.name);</text:p>
          </table:table-cell>
          <table:table-cell office:value-type="string" calcext:value-type="string">
            <text:p>snprintf(service.value, service.length+1, "%s@%s",</text:p>
            <text:p>             serviceptr, conn-&gt;socks_proxy.host.name);</text:p>
          </table:table-cell>
          <table:table-cell office:value-type="string" calcext:value-type="string">
            <text:p>[106, 107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nprintf(zip-&gt;format_name, sizeof(zip-&gt;format_name), "ZIP %d.%d (%s)",</text:p>
            <text:p>    version / 10, version % 10,</text:p>
            <text:p>    compression_name(zip-&gt;entry-&gt;compression));</text:p>
          </table:table-cell>
          <table:table-cell office:value-type="string" calcext:value-type="string">
            <text:p>archive_string_sprintf(&amp;zip-&gt;format_name, "ZIP %d.%d (%s)",</text:p>
            <text:p>    version / 10, version % 10,</text:p>
            <text:p>    compression_name(zip-&gt;entry-&gt;compression));</text:p>
          </table:table-cell>
          <table:table-cell office:value-type="string" calcext:value-type="string">
            <text:p>[219, 23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tf(buf, "%s*", name);</text:p>
          </table:table-cell>
          <table:table-cell office:value-type="string" calcext:value-type="string">
            <text:p>sprintf(buf, "%s*", name.c_str());</text:p>
          </table:table-cell>
          <table:table-cell office:value-type="string" calcext:value-type="string">
            <text:p>[283, 286, 288, 291]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tf(buf, "%s/*", name);</text:p>
          </table:table-cell>
          <table:table-cell office:value-type="string" calcext:value-type="string">
            <text:p>sprintf(buf, "%s/*", name.c_str());</text:p>
          </table:table-cell>
          <table:table-cell office:value-type="string" calcext:value-type="string">
            <text:p>[285, 287, 290, 292]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tf(buf, "%s\\*", name);</text:p>
          </table:table-cell>
          <table:table-cell office:value-type="string" calcext:value-type="string">
            <text:p>sprintf(buf, "%s\\*", name.c_str());</text:p>
          </table:table-cell>
          <table:table-cell office:value-type="string" calcext:value-type="string">
            <text:p>[284, 289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tf(cp-&gt;ExitExceptionString, "Exit code 0x%x\n", code);</text:p>
          </table:table-cell>
          <table:table-cell office:value-type="string" calcext:value-type="string">
            <text:p>_snprintf(cp-&gt;ExitExceptionString, KWSYSPE_PIPE_BUFFER_SIZE, "Exit code 0x%x\n", code);</text:p>
          </table:table-cell>
          <table:table-cell office:value-type="string" calcext:value-type="string">
            <text:p>[353, 354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tf(cp-&gt;ExitExceptionString, "Signal %d", sig);</text:p>
          </table:table-cell>
          <table:table-cell office:value-type="string" calcext:value-type="string">
            <text:p>sprintf(cp-&gt;ProcessResults[idx].ExitExceptionString, "Signal %d", sig);</text:p>
          </table:table-cell>
          <table:table-cell office:value-type="string" calcext:value-type="string">
            <text:p>[22, 24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printf(fwdName, KWSYS_NAMESPACE_STRING "pew9xfwd_%ld_%p.exe",</text:p>
            <text:p>            GetCurrentProcessId(), cp);</text:p>
          </table:table-cell>
          <table:table-cell/>
          <table:table-cell office:value-type="string" calcext:value-type="string">
            <text:p>[358, 36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tf(num,"%d",static_cast&lt;int&gt;(this-&gt;LocalGenerators.size()));</text:p>
          </table:table-cell>
          <table:table-cell office:value-type="string" calcext:value-type="string">
            <text:p>sprintf(num,"%d",static_cast&lt;int&gt;(this-&gt;Makefiles.size()));</text:p>
          </table:table-cell>
          <table:table-cell office:value-type="string" calcext:value-type="string">
            <text:p>[235, 26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printf(output,"%s/%s_force_%i", this-&gt;GetCurrentBinaryDirectory(),</text:p>
            <text:p>          target.GetName().c_str(), count);</text:p>
          </table:table-cell>
          <table:table-cell office:value-type="string" calcext:value-type="string">
            <text:p>sprintf(output,"%s/%s_force_%i", this-&gt;GetCurrentBinaryDirectory(),</text:p>
            <text:p>          target-&gt;GetName().c_str(), count);</text:p>
          </table:table-cell>
          <table:table-cell office:value-type="string" calcext:value-type="string">
            <text:p>[211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printf(output,"%s/%s_force_%i", this-&gt;Makefile-&gt;GetCurrentBinaryDirectory(),</text:p>
            <text:p>          target.GetName().c_str(), count);</text:p>
          </table:table-cell>
          <table:table-cell office:value-type="string" calcext:value-type="string">
            <text:p>sprintf(output,"%s/%s_force_%i", this-&gt;GetCurrentBinaryDirectory(),</text:p>
            <text:p>          target.GetName().c_str(), count);</text:p>
          </table:table-cell>
          <table:table-cell office:value-type="string" calcext:value-type="string">
            <text:p>[234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printf(output,"%s/%s_force_%i", this-&gt;Makefile-&gt;GetStartOutputDirectory(),</text:p>
            <text:p>          target.GetName(), count);</text:p>
          </table:table-cell>
          <table:table-cell office:value-type="string" calcext:value-type="string">
            <text:p>sprintf(output,"%s/%s_force_%i", this-&gt;Makefile-&gt;GetStartOutputDirectory(),</text:p>
            <text:p>          target.GetName().c_str(), count);</text:p>
          </table:table-cell>
          <table:table-cell office:value-type="string" calcext:value-type="string">
            <text:p>[344, 35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printf(realCommand, "%s %p %p %p %d %s", cp-&gt;Win9x,</text:p>
            <text:p>            si-&gt;ErrorPipeWrite, cp-&gt;Win9xResumeEvent, cp-&gt;Win9xKillEvent,</text:p>
            <text:p>            cp-&gt;HideWindow, cp-&gt;Commands[index]);</text:p>
          </table:table-cell>
          <table:table-cell/>
          <table:table-cell office:value-type="string" calcext:value-type="string">
            <text:p>[360, 363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tf(win9x, "%s%s", tempDir, fwdName);</text:p>
          </table:table-cell>
          <table:table-cell/>
          <table:table-cell office:value-type="string" calcext:value-type="string">
            <text:p>[359, 362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 = aprintf("%s, algorithm=\"%s\"", response, digest-&gt;algorithm);</text:p>
          </table:table-cell>
          <table:table-cell/>
          <table:table-cell office:value-type="string" calcext:value-type="string">
            <text:p>[137, 156, 177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 = aprintf("%s, opaque=\"%s\"", response, digest-&gt;opaque);</text:p>
          </table:table-cell>
          <table:table-cell/>
          <table:table-cell office:value-type="string" calcext:value-type="string">
            <text:p>[136, 155, 176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 = aprintf("%s:%s:%s", ha1, d-&gt;nonce, d-&gt;cnonce);</text:p>
          </table:table-cell>
          <table:table-cell/>
          <table:table-cell office:value-type="string" calcext:value-type="string">
            <text:p>[244, 256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p = aprintf("%s:%s:%s", ha1, digest-&gt;nonce, digest-&gt;cnonce);</text:p>
          </table:table-cell>
          <table:table-cell/>
          <table:table-cell office:value-type="string" calcext:value-type="string">
            <text:p>[130, 149, 170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userp = aprintf("%sAuthorization: Negotiate %s\r\n", proxy ? "Proxy-" : "",</text:p>
            <text:p>                  encoded);</text:p>
          </table:table-cell>
          <table:table-cell office:value-type="string" calcext:value-type="string">
            <text:p>userp = aprintf("%sAuthorization: Negotiate %s\r\n", proxy ? "Proxy-" : "",</text:p>
            <text:p>                  base64);</text:p>
          </table:table-cell>
          <table:table-cell office:value-type="string" calcext:value-type="string">
            <text:p>[140, 159, 180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nprintf(data-&gt;state.buffer, BUFSIZE, fmt, ap);</text:p>
          </table:table-cell>
          <table:table-cell office:value-type="string" calcext:value-type="string">
            <text:p>vsnprintf(error, CURL_ERROR_SIZE, fmt, ap);</text:p>
          </table:table-cell>
          <table:table-cell office:value-type="string" calcext:value-type="string">
            <text:p>[5, 12, 19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nprintf(s, sizeof(s), fmt, ap);</text:p>
          </table:table-cell>
          <table:table-cell office:value-type="string" calcext:value-type="string">
            <text:p>s = curl_mvaprintf(fmt, ap);</text:p>
          </table:table-cell>
          <table:table-cell office:value-type="string" calcext:value-type="string">
            <text:p>[114, 119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_len = vsnprintf(s, SBUF_SIZE-3, fmt, ap);</text:p>
          </table:table-cell>
          <table:table-cell/>
          <table:table-cell office:value-type="string" calcext:value-type="string">
            <text:p>[115, 120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auth = aprintf("user=%s\1auth=Bearer %s\1\1", user, bearer);</text:p>
          </table:table-cell>
          <table:table-cell/>
          <table:table-cell office:value-type="string" calcext:value-type="string">
            <text:p>[138, 157, 178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_fatal_error( "cmCommandArgument_yyset_column called with no buffer" , yyscanner);</text:p>
          </table:table-cell>
          <table:table-cell office:value-type="string" calcext:value-type="string">
            <text:p>YY_FATAL_ERROR( "cmCommandArgument_yyset_column called with no buffer" );</text:p>
          </table:table-cell>
          <table:table-cell office:value-type="string" calcext:value-type="string">
            <text:p>[109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_fatal_error( "cmCommandArgument_yyset_lineno called with no buffer" , yyscanner);</text:p>
          </table:table-cell>
          <table:table-cell office:value-type="string" calcext:value-type="string">
            <text:p>YY_FATAL_ERROR( "cmCommandArgument_yyset_lineno called with no buffer" );</text:p>
          </table:table-cell>
          <table:table-cell office:value-type="string" calcext:value-type="string">
            <text:p>[108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_fatal_error( "cmExpr_yyset_column called with no buffer" , yyscanner);</text:p>
          </table:table-cell>
          <table:table-cell office:value-type="string" calcext:value-type="string">
            <text:p>YY_FATAL_ERROR( "cmExpr_yyset_column called with no buffer" );</text:p>
          </table:table-cell>
          <table:table-cell office:value-type="string" calcext:value-type="string">
            <text:p>[111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_fatal_error( "cmExpr_yyset_lineno called with no buffer" , yyscanner);</text:p>
          </table:table-cell>
          <table:table-cell office:value-type="string" calcext:value-type="string">
            <text:p>YY_FATAL_ERROR( "cmExpr_yyset_lineno called with no buffer" );</text:p>
          </table:table-cell>
          <table:table-cell office:value-type="string" calcext:value-type="string">
            <text:p>[110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_fatal_error( "cmFortran_yyset_column called with no buffer" , yyscanner);</text:p>
          </table:table-cell>
          <table:table-cell office:value-type="string" calcext:value-type="string">
            <text:p>YY_FATAL_ERROR( "cmFortran_yyset_column called with no buffer" );</text:p>
          </table:table-cell>
          <table:table-cell office:value-type="string" calcext:value-type="string">
            <text:p>[210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_fatal_error( "cmFortran_yyset_lineno called with no buffer" , yyscanner);</text:p>
          </table:table-cell>
          <table:table-cell office:value-type="string" calcext:value-type="string">
            <text:p>YY_FATAL_ERROR( "cmFortran_yyset_lineno called with no buffer" );</text:p>
          </table:table-cell>
          <table:table-cell office:value-type="string" calcext:value-type="string">
            <text:p>[209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_fatal_error( "cmListFileLexer_yyset_column called with no buffer" , yyscanner);</text:p>
          </table:table-cell>
          <table:table-cell office:value-type="string" calcext:value-type="string">
            <text:p>YY_FATAL_ERROR( "cmListFileLexer_yyset_column called with no buffer" );</text:p>
          </table:table-cell>
          <table:table-cell office:value-type="string" calcext:value-type="string">
            <text:p>[187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y_fatal_error( "cmListFileLexer_yyset_lineno called with no buffer" , yyscanner);</text:p>
          </table:table-cell>
          <table:table-cell office:value-type="string" calcext:value-type="string">
            <text:p>YY_FATAL_ERROR( "cmListFileLexer_yyset_lineno called with no buffer" );</text:p>
          </table:table-cell>
          <table:table-cell office:value-type="string" calcext:value-type="string">
            <text:p>[186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Kitware_CMake_old_new_statistics.F2:Kitware_CMake_old_new_statistics.G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6T09:36:07.188187387</dc:date>
    <meta:editing-duration>PT6M26S</meta:editing-duration>
    <meta:editing-cycles>2</meta:editing-cycles>
    <meta:generator>LibreOffice/5.0.3.2$Linux_X86_64 LibreOffice_project/00m0$Build-2</meta:generator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Kitware_CMake_old_new_statistics.I2:Kitware_CMake_old_new_statistics.I7" svg:x="0.32cm" svg:y="0.18cm" svg:width="15.36cm" svg:height="8.64cm">
          <chartooo:coordinate-region svg:x="1.047cm" svg:y="0.38cm" svg:width="14.54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Kitware_CMake_old_new_statistics.I2:Kitware_CMake_old_new_statistics.I7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4658385093168">
                <text:p>0.254658385093168</text:p>
                <draw:g>
                  <svg:desc>Kitware_CMake_old_new_statistics.I2:Kitware_CMake_old_new_statistics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031055900621">
                <text:p>0.795031055900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0310559006211">
                <text:p>0.950310559006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155279503105">
                <text:p>0.975155279503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3788819875776">
                <text:p>0.993788819875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